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cf3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ndo del ejemplo<text:a xlink:type="simple" xlink:href="https://github.com/dudwcs/Ejemplo4.1-SearchBook" text:style-name="Internet_20_link" text:visited-style-name="Visited_20_Internet_20_Link"><text:span text:style-name="T1"> </text:span><text:span text:style-name="T2">https://github.com/dudwcs/Ejemplo4.1-SearchBook</text:span></text:a><text:span text:style-name="T2">,</text:span> cambia el código para que:</text:p>
      <text:p text:style-name="P1"><text:bookmark text:name="yui_3_17_2_1_1705368288485_22"/>a) Utilice parámetros nominales en lugar de parámetros posicionales</text:p>
      <text:p text:style-name="P1">b) Utilice bindParam en lugar de bindValue</text:p>
      <text:p text:style-name="P1">c) Recupere los datos a través de nombres de las columnas y no con índices numéricos</text:p>
      <text:p text:style-name="P1">d) Obtenga fila a fila del conjunto de resultados en lugar de todas las filas en un único array</text:p>
      <text:p text:style-name="P1">e) Busque el término de búsqueda también en la columna first_name de la tabla authors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2:25:42.153000000</meta:creation-date>
    <dc:date>2024-01-16T02:25:50.428000000</dc:date>
    <meta:editing-duration>PT8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7" meta:word-count="75" meta:character-count="471" meta:non-whitespace-character-count="401"/>
  </office:meta>
</office:document-meta>
</file>